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2000000BC024D8E4E.jpg"/>
  <manifest:file-entry manifest:media-type="image/png" manifest:full-path="Pictures/100002010000032400000178D26E6272.png"/>
  <manifest:file-entry manifest:media-type="image/png" manifest:full-path="Pictures/1000020100000192000000BCCB42C008.png"/>
  <manifest:file-entry manifest:media-type="image/png" manifest:full-path="Pictures/10000201000002F10000007A41A5C27B.png"/>
  <manifest:file-entry manifest:media-type="image/png" manifest:full-path="Pictures/1000020100000192000000BCB4A13F3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5.189in" svg:width="4.102in" svg:height="1.9354in" draw:z-index="0"><draw:image xlink:href="Pictures/100002010000032400000178D26E6272.png" xlink:type="simple" xlink:show="embed" xlink:actuate="onLoad"/></draw:frame><draw:frame draw:style-name="fr1" draw:name="graphics2" text:anchor-type="paragraph" svg:x="0.028in" svg:y="3.7854in" svg:width="6.9252in" svg:height="1.1217in" draw:z-index="1"><draw:image xlink:href="Pictures/10000201000002F10000007A41A5C27B.png" xlink:type="simple" xlink:show="embed" xlink:actuate="onLoad"/></draw:frame><draw:frame draw:style-name="fr1" draw:name="graphics3" text:anchor-type="paragraph" svg:x="0.0134in" svg:y="1.7193in" svg:width="4.0752in" svg:height="1.7937in" draw:z-index="2"><draw:image xlink:href="Pictures/1000020100000192000000BCCB42C008.png" xlink:type="simple" xlink:show="embed" xlink:actuate="onLoad"/></draw:frame><draw:frame draw:style-name="fr1" draw:name="graphics4" text:anchor-type="paragraph" svg:x="-0.0516in" svg:y="0in" svg:width="4.0425in" svg:height="1.5689in" draw:z-index="3"><draw:image xlink:href="Pictures/1000000000000192000000BC024D8E4E.jpg" xlink:type="simple" xlink:show="embed" xlink:actuate="onLoad"/></draw:frame><draw:frame draw:style-name="fr1" draw:name="graphics5" text:anchor-type="paragraph" svg:x="0.0252in" svg:y="7.4165in" svg:width="4.0772in" svg:height="1.9299in" draw:z-index="4"><draw:image xlink:href="Pictures/1000020100000192000000BCB4A13F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1T11:55:41</meta:creation-date>
    <meta:print-date>2011-09-21T12:00:36</meta:print-date>
    <meta:document-statistic meta:table-count="0" meta:image-count="5" meta:object-count="0" meta:page-count="1" meta:paragraph-count="0" meta:word-count="0" meta:character-count="0"/>
    <dc:date>2011-09-21T12:05:35</dc:date>
    <meta:editing-duration>PT9M54S</meta:editing-duration>
    <meta:editing-cycles>1</meta:editing-cycles>
    <meta:generator>OpenOffice.org/3.3$Unix OpenOffice.org_project/330m20$Build-9567</meta:generator>
  </office:meta>
</office:document-meta>
</file>